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1cm" style:rel-column-width="12039*"/>
    </style:style>
    <style:style style:name="Tabella1.B" style:family="table-column">
      <style:table-column-properties style:column-width="12.12cm" style:rel-column-width="41801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88cm" style:rel-column-width="6859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2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3">U.M.</text:p>
            </table:table-cell>
            <table:table-cell table:style-name="Tabella1.D1" office:value-type="string">
              <text:p text:style-name="P52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1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0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1">FIRMA DESTINATARIO / CONSIGNEE'S SIGNATURE</text:p>
          </table:table-cell>
        </table:table-row>
        <text:soft-page-break/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5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0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9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9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53:38.480327505</dc:date>
    <meta:editing-duration>P6DT1H29M22S</meta:editing-duration>
    <meta:editing-cycles>796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7" meta:character-count="3157" meta:non-whitespace-character-count="2929"/>
    <meta:user-defined meta:name="Info 1"/>
    <meta:user-defined meta:name="Info 2"/>
    <meta:user-defined meta:name="Info 3"/>
    <meta:user-defined meta:name="Info 4"/>
  </office:meta>
</office:document-meta>
</file>